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82d" officeooo:paragraph-rsid="0002c82d"/>
    </style:style>
    <style:style style:name="P2" style:family="paragraph" style:parent-style-name="Standard">
      <style:text-properties officeooo:rsid="0003701a" officeooo:paragraph-rsid="0002c82d"/>
    </style:style>
    <style:style style:name="P3" style:family="paragraph" style:parent-style-name="Standard">
      <style:text-properties officeooo:rsid="0003701a" officeooo:paragraph-rsid="0003701a"/>
    </style:style>
    <style:style style:name="P4" style:family="paragraph" style:parent-style-name="Standard">
      <style:text-properties officeooo:rsid="0003b587" officeooo:paragraph-rsid="0003b587"/>
    </style:style>
    <style:style style:name="P5" style:family="paragraph" style:parent-style-name="Standard">
      <style:text-properties officeooo:rsid="0004a37e" officeooo:paragraph-rsid="0004a37e"/>
    </style:style>
    <style:style style:name="P6" style:family="paragraph" style:parent-style-name="Standard">
      <style:text-properties officeooo:rsid="0004f2f6" officeooo:paragraph-rsid="0004f2f6"/>
    </style:style>
    <style:style style:name="P7" style:family="paragraph" style:parent-style-name="Standard">
      <style:text-properties officeooo:rsid="00059be1" officeooo:paragraph-rsid="00059be1"/>
    </style:style>
    <style:style style:name="P8" style:family="paragraph" style:parent-style-name="Standard">
      <style:text-properties officeooo:rsid="0007c7b8" officeooo:paragraph-rsid="0007c7b8"/>
    </style:style>
    <style:style style:name="P9" style:family="paragraph" style:parent-style-name="Standard">
      <style:text-properties officeooo:rsid="00089d0a" officeooo:paragraph-rsid="00089d0a"/>
    </style:style>
    <style:style style:name="P10" style:family="paragraph" style:parent-style-name="Standard">
      <style:text-properties officeooo:rsid="000a31fc" officeooo:paragraph-rsid="000a31fc"/>
    </style:style>
    <style:style style:name="P11" style:family="paragraph" style:parent-style-name="Standard">
      <style:text-properties officeooo:rsid="000bec41" officeooo:paragraph-rsid="000bec41"/>
    </style:style>
    <style:style style:name="P12" style:family="paragraph" style:parent-style-name="Standard">
      <style:text-properties officeooo:rsid="000d4f71" officeooo:paragraph-rsid="000d4f71"/>
    </style:style>
    <style:style style:name="P13" style:family="paragraph" style:parent-style-name="Standard">
      <style:text-properties officeooo:rsid="000e560d" officeooo:paragraph-rsid="000e560d"/>
    </style:style>
    <style:style style:name="P14" style:family="paragraph" style:parent-style-name="Standard">
      <style:text-properties officeooo:rsid="000ebbde" officeooo:paragraph-rsid="000ebbde"/>
    </style:style>
    <style:style style:name="P15" style:family="paragraph" style:parent-style-name="Standard">
      <style:text-properties officeooo:rsid="0010399b" officeooo:paragraph-rsid="0010399b"/>
    </style:style>
    <style:style style:name="P16" style:family="paragraph" style:parent-style-name="Standard">
      <style:text-properties officeooo:rsid="0011154a" officeooo:paragraph-rsid="0011154a"/>
    </style:style>
    <style:style style:name="P17" style:family="paragraph" style:parent-style-name="Standard">
      <style:text-properties officeooo:rsid="0011e66c" officeooo:paragraph-rsid="0011e66c"/>
    </style:style>
    <style:style style:name="P18" style:family="paragraph" style:parent-style-name="Standard">
      <style:text-properties officeooo:rsid="0012bdf9" officeooo:paragraph-rsid="0012bdf9"/>
    </style:style>
    <style:style style:name="P19" style:family="paragraph" style:parent-style-name="Standard">
      <style:text-properties officeooo:rsid="00149523" officeooo:paragraph-rsid="00149523"/>
    </style:style>
    <style:style style:name="P20" style:family="paragraph" style:parent-style-name="Standard">
      <style:text-properties officeooo:rsid="00169645" officeooo:paragraph-rsid="00169645"/>
    </style:style>
    <style:style style:name="P21" style:family="paragraph" style:parent-style-name="Standard">
      <style:text-properties officeooo:rsid="0016d974" officeooo:paragraph-rsid="0016d974"/>
    </style:style>
    <style:style style:name="P22" style:family="paragraph" style:parent-style-name="Standard">
      <style:text-properties officeooo:rsid="0016f0f7" officeooo:paragraph-rsid="0016f0f7"/>
    </style:style>
    <style:style style:name="P23" style:family="paragraph" style:parent-style-name="Standard">
      <style:text-properties officeooo:rsid="00184850" officeooo:paragraph-rsid="00184850"/>
    </style:style>
    <style:style style:name="P24" style:family="paragraph" style:parent-style-name="Standard">
      <style:text-properties officeooo:rsid="001941d8" officeooo:paragraph-rsid="001941d8"/>
    </style:style>
    <style:style style:name="P25" style:family="paragraph" style:parent-style-name="Standard">
      <style:text-properties officeooo:rsid="0019ded5" officeooo:paragraph-rsid="0019ded5"/>
    </style:style>
    <style:style style:name="P26" style:family="paragraph" style:parent-style-name="Standard">
      <style:text-properties officeooo:rsid="001a9b54" officeooo:paragraph-rsid="001a9b54"/>
    </style:style>
    <style:style style:name="P27" style:family="paragraph" style:parent-style-name="Standard">
      <style:text-properties fo:font-weight="bold" officeooo:rsid="001a9b54" officeooo:paragraph-rsid="001a9b54" style:font-weight-asian="bold" style:font-weight-complex="bold"/>
    </style:style>
    <style:style style:name="P28" style:family="paragraph" style:parent-style-name="Standard">
      <style:text-properties fo:font-weight="bold" officeooo:rsid="0026c5b2" officeooo:paragraph-rsid="0026c5b2" style:font-weight-asian="bold" style:font-weight-complex="bold"/>
    </style:style>
    <style:style style:name="P29" style:family="paragraph" style:parent-style-name="Standard">
      <style:text-properties officeooo:rsid="001c571a" officeooo:paragraph-rsid="001c571a"/>
    </style:style>
    <style:style style:name="P30" style:family="paragraph" style:parent-style-name="Standard">
      <style:text-properties officeooo:rsid="001d3a43" officeooo:paragraph-rsid="001d3a43"/>
    </style:style>
    <style:style style:name="P31" style:family="paragraph" style:parent-style-name="Standard">
      <style:text-properties officeooo:rsid="001deac7" officeooo:paragraph-rsid="001deac7"/>
    </style:style>
    <style:style style:name="P32" style:family="paragraph" style:parent-style-name="Standard">
      <style:text-properties officeooo:rsid="001fe3e5" officeooo:paragraph-rsid="001fe3e5"/>
    </style:style>
    <style:style style:name="P33" style:family="paragraph" style:parent-style-name="Standard">
      <style:text-properties officeooo:rsid="002105c4" officeooo:paragraph-rsid="002105c4"/>
    </style:style>
    <style:style style:name="P34" style:family="paragraph" style:parent-style-name="Standard">
      <style:text-properties fo:font-weight="normal" officeooo:rsid="002105c4" officeooo:paragraph-rsid="002105c4" style:font-weight-asian="normal" style:font-weight-complex="normal"/>
    </style:style>
    <style:style style:name="P35" style:family="paragraph" style:parent-style-name="Standard">
      <style:text-properties fo:font-weight="normal" officeooo:rsid="00224072" officeooo:paragraph-rsid="00224072" style:font-weight-asian="normal" style:font-weight-complex="normal"/>
    </style:style>
    <style:style style:name="P36" style:family="paragraph" style:parent-style-name="Standard">
      <style:text-properties officeooo:rsid="0022a683" officeooo:paragraph-rsid="001c571a"/>
    </style:style>
    <style:style style:name="P37" style:family="paragraph" style:parent-style-name="Standard">
      <style:text-properties officeooo:rsid="0022a683" officeooo:paragraph-rsid="0022a683"/>
    </style:style>
    <style:style style:name="P38" style:family="paragraph" style:parent-style-name="Standard">
      <style:text-properties officeooo:rsid="0022ad3a" officeooo:paragraph-rsid="0022ad3a"/>
    </style:style>
    <style:style style:name="P39" style:family="paragraph" style:parent-style-name="Standard">
      <style:text-properties officeooo:rsid="0023fca3" officeooo:paragraph-rsid="0023fca3"/>
    </style:style>
    <style:style style:name="P40" style:family="paragraph" style:parent-style-name="Standard">
      <style:text-properties officeooo:rsid="0025c2ac" officeooo:paragraph-rsid="0025c2ac"/>
    </style:style>
    <style:style style:name="P41" style:family="paragraph" style:parent-style-name="Standard">
      <style:text-properties officeooo:rsid="0025f5fc" officeooo:paragraph-rsid="0025f5fc"/>
    </style:style>
    <style:style style:name="P42" style:family="paragraph" style:parent-style-name="Standard">
      <style:text-properties officeooo:rsid="0026c5b2" officeooo:paragraph-rsid="0026c5b2"/>
    </style:style>
    <style:style style:name="P43" style:family="paragraph" style:parent-style-name="Standard">
      <style:text-properties officeooo:rsid="00275575" officeooo:paragraph-rsid="00275575"/>
    </style:style>
    <style:style style:name="P44" style:family="paragraph" style:parent-style-name="Standard">
      <style:text-properties officeooo:rsid="00294066" officeooo:paragraph-rsid="00294066"/>
    </style:style>
    <style:style style:name="P45" style:family="paragraph" style:parent-style-name="Standard">
      <style:text-properties officeooo:rsid="002a4a6f" officeooo:paragraph-rsid="002a4a6f"/>
    </style:style>
    <style:style style:name="P46" style:family="paragraph" style:parent-style-name="Standard">
      <style:text-properties officeooo:rsid="002ae999" officeooo:paragraph-rsid="002ae999"/>
    </style:style>
    <style:style style:name="P47" style:family="paragraph" style:parent-style-name="Standard">
      <style:text-properties officeooo:rsid="002ccaae" officeooo:paragraph-rsid="002ccaae"/>
    </style:style>
    <style:style style:name="P48" style:family="paragraph" style:parent-style-name="Standard">
      <style:text-properties officeooo:rsid="002e50ab" officeooo:paragraph-rsid="002e50ab"/>
    </style:style>
    <style:style style:name="P49" style:family="paragraph" style:parent-style-name="Standard">
      <style:text-properties officeooo:rsid="003043a2" officeooo:paragraph-rsid="003043a2"/>
    </style:style>
    <style:style style:name="P50" style:family="paragraph" style:parent-style-name="Standard">
      <style:text-properties officeooo:rsid="003092ce" officeooo:paragraph-rsid="003092ce"/>
    </style:style>
    <style:style style:name="P51" style:family="paragraph" style:parent-style-name="Standard">
      <style:text-properties officeooo:rsid="0031c512" officeooo:paragraph-rsid="0031c512"/>
    </style:style>
    <style:style style:name="P52" style:family="paragraph" style:parent-style-name="Standard">
      <style:text-properties officeooo:rsid="0032b876" officeooo:paragraph-rsid="0032b876"/>
    </style:style>
    <style:style style:name="P53" style:family="paragraph" style:parent-style-name="Standard">
      <style:text-properties officeooo:rsid="00347027" officeooo:paragraph-rsid="00347027"/>
    </style:style>
    <style:style style:name="P54" style:family="paragraph" style:parent-style-name="Standard">
      <style:text-properties officeooo:rsid="00366254" officeooo:paragraph-rsid="00366254"/>
    </style:style>
    <style:style style:name="P55" style:family="paragraph" style:parent-style-name="Standard">
      <style:text-properties officeooo:rsid="0038097c" officeooo:paragraph-rsid="0038097c"/>
    </style:style>
    <style:style style:name="P56" style:family="paragraph" style:parent-style-name="Standard">
      <style:text-properties officeooo:rsid="00384808" officeooo:paragraph-rsid="00384808"/>
    </style:style>
    <style:style style:name="P57" style:family="paragraph" style:parent-style-name="Standard">
      <style:text-properties officeooo:rsid="003a2dc0" officeooo:paragraph-rsid="003a2dc0"/>
    </style:style>
    <style:style style:name="P58" style:family="paragraph" style:parent-style-name="Standard">
      <style:text-properties officeooo:rsid="003a808c" officeooo:paragraph-rsid="003a808c"/>
    </style:style>
    <style:style style:name="P59" style:family="paragraph" style:parent-style-name="Standard">
      <style:text-properties officeooo:rsid="003c0ce0" officeooo:paragraph-rsid="003c0ce0"/>
    </style:style>
    <style:style style:name="P60" style:family="paragraph" style:parent-style-name="Standard">
      <style:text-properties officeooo:rsid="003ccade" officeooo:paragraph-rsid="003ccade"/>
    </style:style>
    <style:style style:name="P61" style:family="paragraph" style:parent-style-name="Standard">
      <style:text-properties officeooo:rsid="003d8ecf" officeooo:paragraph-rsid="003d8ecf"/>
    </style:style>
    <style:style style:name="P62" style:family="paragraph" style:parent-style-name="Standard">
      <style:text-properties officeooo:rsid="003e1e3d" officeooo:paragraph-rsid="003e1e3d"/>
    </style:style>
    <style:style style:name="P63" style:family="paragraph" style:parent-style-name="Standard">
      <style:text-properties officeooo:rsid="003f08db" officeooo:paragraph-rsid="003f08db"/>
    </style:style>
    <style:style style:name="P64" style:family="paragraph" style:parent-style-name="Standard">
      <style:text-properties officeooo:rsid="00419000" officeooo:paragraph-rsid="00419000"/>
    </style:style>
    <style:style style:name="P65" style:family="paragraph" style:parent-style-name="Standard">
      <style:text-properties officeooo:rsid="00438fe4" officeooo:paragraph-rsid="00438fe4"/>
    </style:style>
    <style:style style:name="P66" style:family="paragraph" style:parent-style-name="Standard">
      <style:text-properties officeooo:rsid="0044b65b" officeooo:paragraph-rsid="0044b65b"/>
    </style:style>
    <style:style style:name="P67" style:family="paragraph" style:parent-style-name="Standard">
      <style:text-properties officeooo:rsid="004519ee" officeooo:paragraph-rsid="004519ee"/>
    </style:style>
    <style:style style:name="P68" style:family="paragraph" style:parent-style-name="Standard">
      <style:text-properties officeooo:rsid="00463847" officeooo:paragraph-rsid="00463847"/>
    </style:style>
    <style:style style:name="P69" style:family="paragraph" style:parent-style-name="Standard">
      <style:text-properties officeooo:rsid="004704fa" officeooo:paragraph-rsid="004704fa"/>
    </style:style>
    <style:style style:name="P70" style:family="paragraph" style:parent-style-name="Standard">
      <style:text-properties officeooo:rsid="004758fb" officeooo:paragraph-rsid="004758fb"/>
    </style:style>
    <style:style style:name="P71" style:family="paragraph" style:parent-style-name="Standard">
      <style:text-properties officeooo:rsid="004758fb" officeooo:paragraph-rsid="00463847"/>
    </style:style>
    <style:style style:name="P72" style:family="paragraph" style:parent-style-name="Standard">
      <style:text-properties officeooo:rsid="0047f3a4" officeooo:paragraph-rsid="0047f3a4"/>
    </style:style>
    <style:style style:name="P73" style:family="paragraph" style:parent-style-name="Standard">
      <style:text-properties officeooo:rsid="0048fe4b" officeooo:paragraph-rsid="0048fe4b"/>
    </style:style>
    <style:style style:name="P74" style:family="paragraph" style:parent-style-name="Standard">
      <style:text-properties officeooo:rsid="004a5eca" officeooo:paragraph-rsid="004a5eca"/>
    </style:style>
    <style:style style:name="P75" style:family="paragraph" style:parent-style-name="Standard">
      <style:text-properties officeooo:rsid="004b1b46" officeooo:paragraph-rsid="004b1b46"/>
    </style:style>
    <style:style style:name="P76" style:family="paragraph" style:parent-style-name="Standard">
      <style:text-properties officeooo:rsid="004bf3e4" officeooo:paragraph-rsid="004bf3e4"/>
    </style:style>
    <style:style style:name="P77" style:family="paragraph" style:parent-style-name="Standard">
      <style:text-properties officeooo:rsid="004ec2f3" officeooo:paragraph-rsid="004ec2f3"/>
    </style:style>
    <style:style style:name="P78" style:family="paragraph" style:parent-style-name="Standard">
      <style:text-properties officeooo:rsid="00502841" officeooo:paragraph-rsid="00502841"/>
    </style:style>
    <style:style style:name="P79" style:family="paragraph" style:parent-style-name="Standard">
      <style:text-properties officeooo:rsid="00512188" officeooo:paragraph-rsid="00512188"/>
    </style:style>
    <style:style style:name="P80" style:family="paragraph" style:parent-style-name="Standard">
      <style:text-properties officeooo:rsid="0053175c" officeooo:paragraph-rsid="0053175c"/>
    </style:style>
    <style:style style:name="P81" style:family="paragraph" style:parent-style-name="Standard">
      <style:text-properties officeooo:rsid="0055cae3" officeooo:paragraph-rsid="0055cae3"/>
    </style:style>
    <style:style style:name="P82" style:family="paragraph" style:parent-style-name="Standard">
      <style:text-properties officeooo:rsid="0055f78d" officeooo:paragraph-rsid="0055f78d"/>
    </style:style>
    <style:style style:name="P83" style:family="paragraph" style:parent-style-name="Standard">
      <style:text-properties officeooo:rsid="0057e2bb" officeooo:paragraph-rsid="0057e2bb"/>
    </style:style>
    <style:style style:name="P84" style:family="paragraph" style:parent-style-name="Standard">
      <style:text-properties officeooo:rsid="0059b092" officeooo:paragraph-rsid="0059b092"/>
    </style:style>
    <style:style style:name="P85" style:family="paragraph" style:parent-style-name="Standard">
      <style:text-properties officeooo:rsid="005b7f33" officeooo:paragraph-rsid="005b7f33"/>
    </style:style>
    <style:style style:name="P86" style:family="paragraph" style:parent-style-name="Standard">
      <style:text-properties officeooo:rsid="005bbebc" officeooo:paragraph-rsid="005bbebc"/>
    </style:style>
    <style:style style:name="P87" style:family="paragraph" style:parent-style-name="Standard">
      <style:text-properties officeooo:rsid="005c7892" officeooo:paragraph-rsid="005c7892"/>
    </style:style>
    <style:style style:name="P88" style:family="paragraph" style:parent-style-name="Standard">
      <style:text-properties officeooo:rsid="005f7a20" officeooo:paragraph-rsid="005f7a20"/>
    </style:style>
    <style:style style:name="P89" style:family="paragraph" style:parent-style-name="Standard">
      <style:text-properties officeooo:rsid="006055a6" officeooo:paragraph-rsid="006055a6"/>
    </style:style>
    <style:style style:name="P90" style:family="paragraph" style:parent-style-name="Standard">
      <style:text-properties officeooo:rsid="0061dc12" officeooo:paragraph-rsid="0061dc12"/>
    </style:style>
    <style:style style:name="P91" style:family="paragraph" style:parent-style-name="Standard">
      <style:text-properties officeooo:rsid="0062d76d" officeooo:paragraph-rsid="0062d76d"/>
    </style:style>
    <style:style style:name="P92" style:family="paragraph" style:parent-style-name="Standard">
      <style:text-properties officeooo:rsid="0064769f" officeooo:paragraph-rsid="0064769f"/>
    </style:style>
    <style:style style:name="P93" style:family="paragraph" style:parent-style-name="Standard">
      <style:text-properties officeooo:rsid="0064c284" officeooo:paragraph-rsid="0064c284"/>
    </style:style>
    <style:style style:name="P94" style:family="paragraph" style:parent-style-name="Standard">
      <style:text-properties officeooo:rsid="0064f546" officeooo:paragraph-rsid="0064f546"/>
    </style:style>
    <style:style style:name="P95" style:family="paragraph" style:parent-style-name="Standard">
      <style:text-properties officeooo:rsid="0065ffaa" officeooo:paragraph-rsid="0065ffaa"/>
    </style:style>
    <style:style style:name="P96" style:family="paragraph" style:parent-style-name="Text_20_body">
      <style:text-properties officeooo:rsid="004519ee" officeooo:paragraph-rsid="004519ee"/>
    </style:style>
    <style:style style:name="P9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8" style:family="paragraph" style:parent-style-name="Preformatted_20_Text">
      <style:text-properties officeooo:rsid="001fe3e5" officeooo:paragraph-rsid="001fe3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a478"/>
    </style:style>
    <style:style style:name="T3" style:family="text">
      <style:text-properties officeooo:rsid="00149523"/>
    </style:style>
    <style:style style:name="T4" style:family="text">
      <style:text-properties officeooo:rsid="001d3a43"/>
    </style:style>
    <style:style style:name="T5" style:family="text">
      <style:text-properties officeooo:rsid="003a2dc0"/>
    </style:style>
    <style:style style:name="T6" style:family="text">
      <style:text-properties officeooo:rsid="003a76a9"/>
    </style:style>
    <style:style style:name="T7" style:family="text">
      <style:text-properties officeooo:rsid="003a808c"/>
    </style:style>
    <style:style style:name="T8" style:family="text">
      <style:text-properties officeooo:rsid="0040d7e1"/>
    </style:style>
    <style:style style:name="T9" style:family="text">
      <style:text-properties officeooo:rsid="004519ee"/>
    </style:style>
    <style:style style:name="T10" style:family="text">
      <style:text-properties officeooo:rsid="00502841"/>
    </style:style>
    <style:style style:name="T11" style:family="text">
      <style:text-properties officeooo:rsid="0059b092"/>
    </style:style>
    <style:style style:name="T12" style:family="text">
      <style:text-properties officeooo:rsid="005dc66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</text:p>
      <text:p text:style-name="P1">16 March 2015</text:p>
      <text:p text:style-name="P1"/>
      <text:p text:style-name="P2"><text:span text:style-name="T1">How to think like a computer scientist learning with python</text:span>= book on internet</text:p>
      <text:p text:style-name="P2"/>
      <text:p text:style-name="P3"><text:span text:style-name="T1">stackoverflow.com</text:span> website is nb to get answers</text:p>
      <text:p text:style-name="P3"/>
      <text:p text:style-name="P3">be methodical about the way you think </text:p>
      <text:p text:style-name="P3"/>
      <text:p text:style-name="P4">can put any reference on the laptop because internet is not allowed when writing exam</text:p>
      <text:p text:style-name="P4"/>
      <text:p text:style-name="P4">etherpad.mozilla.org</text:p>
      <text:p text:style-name="P4"/>
      <text:p text:style-name="P5">go and check out the tech talk on how to make toast</text:p>
      <text:p text:style-name="P5"/>
      <text:p text:style-name="P5">always think about toast when programming</text:p>
      <text:p text:style-name="P5"/>
      <text:p text:style-name="P6">people.cs.uct.ac.za/~gsalazar/Lectures/Python for lecture notes</text:p>
      <text:p text:style-name="P6"/>
      <text:p text:style-name="P7">make a list or have a plan before you start with the programming</text:p>
      <text:p text:style-name="P7"/>
      <text:p text:style-name="P8">all list of specific instructions are seen as algorithms</text:p>
      <text:p text:style-name="P8"/>
      <text:p text:style-name="P9">be very specific about the inputs as well as the outputs</text:p>
      <text:p text:style-name="P9"/>
      <text:p text:style-name="P9">all programmers do things differently</text:p>
      <text:p text:style-name="P9"/>
      <text:p text:style-name="P10">imperative languages are based on a declaration, expression and statement</text:p>
      <text:p text:style-name="P10">declaration: telling the program what I am going to use for example which variables</text:p>
      <text:p text:style-name="P10">expression: it has a specific meaning for example a value</text:p>
      <text:p text:style-name="P10">statement: actions that the program must execute but the program doesnt have a value. It says safe that value in exp x.</text:p>
      <text:p text:style-name="P10"/>
      <text:p text:style-name="P10">matlab only very good for doing things on a matrix format</text:p>
      <text:p text:style-name="P10"/>
      <text:p text:style-name="P10">integer means to give a specific amount of space to a specific variables</text:p>
      <text:p text:style-name="P10"/>
      <text:p text:style-name="P10">raw_input just asking to give what is the users number for exp 7 and then the number saved into the variable jane</text:p>
      <text:p text:style-name="P10"/>
      <text:p text:style-name="P10">what is between parenthesis is an expression</text:p>
      <text:p text:style-name="P10">; to say that an output should not be given yet</text:p>
      <text:p text:style-name="P10">deterministic program is written in such a way that we will get a specific output</text:p>
      <text:p text:style-name="P10">best way to read a program is to <text:span text:style-name="T2">go step by step in order to work out what is happening</text:span></text:p>
      <text:p text:style-name="P10"/>
      <text:p text:style-name="P11">object oriented is a choice in python but <text:s/>it has to be that way in for example jabba</text:p>
      <text:p text:style-name="P11"/>
      <text:p text:style-name="P11">in python you dont have to say you are going to work with an integer. When it seen one it creates a space for that integer. </text:p>
      <text:p text:style-name="P11">Python 2 and 3 are almost the same and the things in 2 still get new things as in 3. </text:p>
      <text:p text:style-name="P11"><text:soft-page-break/>print use brackets</text:p>
      <text:p text:style-name="P11"/>
      <text:p text:style-name="P12">Git basis helps to keep to the most recent and most updated things. </text:p>
      <text:p text:style-name="P12">Git hub is a place where you can store your work and people can also view it</text:p>
      <text:p text:style-name="P12">put all assignments etc on git hub</text:p>
      <text:p text:style-name="P12">git bucket to have a private repository</text:p>
      <text:p text:style-name="P13">git gives a backup of what you did but also it gives you all the steps that are in between.</text:p>
      <text:p text:style-name="P14">Git works on comments and then accepting a new thing</text:p>
      <text:p text:style-name="P14">must give git a command so that it knows that it has to add things to the repository</text:p>
      <text:p text:style-name="P14">have to commit new changes to git</text:p>
      <text:p text:style-name="P14">it will always show the latest data but it still has all the previous things as well</text:p>
      <text:p text:style-name="P14">can go back on anyone and start working on the old things again to start working on them and add things</text:p>
      <text:p text:style-name="P14">can have copies of repositories in different places of all the files. You CLONE it</text:p>
      <text:p text:style-name="P14">the way it works=you can now actually make more changes on the other new repositories</text:p>
      <text:p text:style-name="P14">you can add the changes you made to one repository to the other origin one</text:p>
      <text:p text:style-name="P15">change change mistakes more easily by going back to the version where that mistake wasn't made</text:p>
      <text:p text:style-name="P15">git is a type of version control</text:p>
      <text:p text:style-name="P15"/>
      <text:p text:style-name="P15"/>
      <text:p text:style-name="P16">Git Basis:</text:p>
      <text:p text:style-name="P17">a branch used can be a way to experiment with your code</text:p>
      <text:p text:style-name="P17">can explore this by using version control</text:p>
      <text:p text:style-name="P17">mkdir repo</text:p>
      <text:p text:style-name="P17">git ini<text:span text:style-name="T11">t</text:span></text:p>
      <text:p text:style-name="P17"/>
      <text:p text:style-name="P17">have to tell git which files you want it to keep track of</text:p>
      <text:p text:style-name="P17"/>
      <text:p text:style-name="P17">vim hello.py</text:p>
      <text:p text:style-name="P17">python hello.py</text:p>
      <text:p text:style-name="P17">these files can be any type of file</text:p>
      <text:p text:style-name="P17"/>
      <text:p text:style-name="P17">git status</text:p>
      <text:p text:style-name="P17">git add hello.py</text:p>
      <text:p text:style-name="P17">git status to see there is a new file that was added</text:p>
      <text:p text:style-name="P17"/>
      <text:p text:style-name="P17">stages of a file is called a commit</text:p>
      <text:p text:style-name="P17">git commit -am ”Initial Commit”</text:p>
      <text:p text:style-name="P17">this means to include anything I have added before and message about this commit</text:p>
      <text:p text:style-name="P17">git status</text:p>
      <text:p text:style-name="P18">use Ids to search or go back to a certain commit</text:p>
      <text:p text:style-name="P18"/>
      <text:p text:style-name="P18">can use any editor like vim or gedit</text:p>
      <text:p text:style-name="P18">python hello.py</text:p>
      <text:p text:style-name="P18">git commit -am “changes in the hello”</text:p>
      <text:p text:style-name="P18">then will get new id for commit</text:p>
      <text:p text:style-name="P18"/>
      <text:p text:style-name="P18">touch otherfile.py</text:p>
      <text:p text:style-name="P18">git status</text:p>
      <text:p text:style-name="P18">git add otherfile.py</text:p>
      <text:p text:style-name="P18"><text:soft-page-break/>git status</text:p>
      <text:p text:style-name="P18">git commit -am “adding other file'</text:p>
      <text:p text:style-name="P18"/>
      <text:p text:style-name="P18">commit everything as soon as you're done with a section</text:p>
      <text:p text:style-name="P18"/>
      <text:p text:style-name="P18">git log</text:p>
      <text:p text:style-name="P18">to what what has happened in repositories</text:p>
      <text:p text:style-name="P18"/>
      <text:p text:style-name="P18">github offers git repositories which are more google code because github is more successful</text:p>
      <text:p text:style-name="P18"/>
      <text:p text:style-name="P18">go to <text:a xlink:type="simple" xlink:href="https://github/">https://github</text:a></text:p>
      <text:p text:style-name="P18"/>
      <text:p text:style-name="P18">step 1: create repositories</text:p>
      <text:p text:style-name="P18">give name to it</text:p>
      <text:p text:style-name="P18">choose private or else you have to pay</text:p>
      <text:p text:style-name="P18">say to no to include readme and lisence</text:p>
      <text:p text:style-name="P18"/>
      <text:p text:style-name="P18">then tell local git with one in github</text:p>
      <text:p text:style-name="P18">git remote add origin “url or repos”</text:p>
      <text:p text:style-name="P18">git remote -v</text:p>
      <text:p text:style-name="P18">this means to this local thing I am adding a remote origin at that url</text:p>
      <text:p text:style-name="P18">then can check the remote servers you have configured to</text:p>
      <text:p text:style-name="P18">fetch and push to send en recover data</text:p>
      <text:p text:style-name="P18">now need to send things to server (push)</text:p>
      <text:p text:style-name="P18">git push -u origin master</text:p>
      <text:p text:style-name="P18">origin = can be any name but most people use it as remote compository</text:p>
      <text:p text:style-name="P18">master is branch that we want to send</text:p>
      <text:p text:style-name="P18">data send into origin</text:p>
      <text:p text:style-name="P18">-<text:span text:style-name="T3">u is to ask for my user</text:span></text:p>
      <text:p text:style-name="P19">but if you have configured it to computer then you dont have to use -u</text:p>
      <text:p text:style-name="P19"/>
      <text:p text:style-name="P19">now can share info to the public</text:p>
      <text:p text:style-name="P19">clone and fork is to copy the data</text:p>
      <text:p text:style-name="P19">fork me= you can copy everything into your github</text:p>
      <text:p text:style-name="P19">fork is only for github</text:p>
      <text:p text:style-name="P19">clone is to create a local copy of the repositories</text:p>
      <text:p text:style-name="P19">git clone url</text:p>
      <text:p text:style-name="P19">url you get from the git page</text:p>
      <text:p text:style-name="P19">cd pythonTest/</text:p>
      <text:p text:style-name="P19">ls</text:p>
      <text:p text:style-name="P19">git log</text:p>
      <text:p text:style-name="P19"/>
      <text:p text:style-name="P19">fork is to create a copy of a github repos to your github account</text:p>
      <text:p text:style-name="P19">clone that only happens in github</text:p>
      <text:p text:style-name="P19">click on the fork button to fork something</text:p>
      <text:p text:style-name="P19">can then clone it to local repositories</text:p>
      <text:p text:style-name="P19">can update clone by using pull command:</text:p>
      <text:p text:style-name="P19">git pull</text:p>
      <text:p text:style-name="P19"/>
      <text:p text:style-name="P19">can contribute to various projects with github</text:p>
      <text:p text:style-name="P19"><text:soft-page-break/>click on pull request</text:p>
      <text:p text:style-name="P19">choose from which to which repositories</text:p>
      <text:p text:style-name="P19">include a readme</text:p>
      <text:p text:style-name="P19">send pull request</text:p>
      <text:p text:style-name="P19"/>
      <text:p text:style-name="P20">git checkout commit_code_on_log</text:p>
      <text:p text:style-name="P20"/>
      <text:p text:style-name="P21">starting with python</text:p>
      <text:p text:style-name="P21">to get into python interpreter = type command python3</text:p>
      <text:p text:style-name="P21">to test something quick use the interactive shell</text:p>
      <text:p text:style-name="P21">pycharm community version can be downloaded to be able to code on it</text:p>
      <text:p text:style-name="P21">or can use just the plain editor</text:p>
      <text:p text:style-name="P22">remember python is case sensitive</text:p>
      <text:p text:style-name="P22"/>
      <text:p text:style-name="P23">comments can be put in as # at the beginning of the line</text:p>
      <text:p text:style-name="P23">, separated the different things you would want to print</text:p>
      <text:p text:style-name="P23">spaces are important</text:p>
      <text:p text:style-name="P23">use a lot of comments to make things more sensible</text:p>
      <text:p text:style-name="P23"/>
      <text:p text:style-name="P23"/>
      <text:p text:style-name="P23"/>
      <text:p text:style-name="P24">17 March 2015</text:p>
      <text:p text:style-name="P24"/>
      <text:p text:style-name="P24">003: Basic Input/Output</text:p>
      <text:p text:style-name="P24">the machine is stupid so have to give the instructions very well</text:p>
      <text:p text:style-name="P24">telling a story of what your program is</text:p>
      <text:p text:style-name="P24"/>
      <text:p text:style-name="P25">get all slides at <text:a xlink:type="simple" xlink:href="http://people.cs.uct.ac.za/~gsalazar/Lectures/Python/">http://people.cs.uct.ac.za/~gsalazar/Lectures/Python/</text:a> </text:p>
      <text:p text:style-name="P25"/>
      <text:p text:style-name="P25">print is a statement because it doesnt give you a value back</text:p>
      <text:p text:style-name="P25">what we do is combine statements and expressions exp <text:span text:style-name="T1">print (173+92)</text:span> where it first evaluates the expression and then the statement prints it</text:p>
      <text:p text:style-name="P25">can put in decimals by putting <text:span text:style-name="T1">.00</text:span> (it goes with the flo number)</text:p>
      <text:p text:style-name="P25">know difference between a float number and an integer number</text:p>
      <text:p text:style-name="P26"><text:span text:style-name="T1">print (Hello)</text:span> → it interprets it as a variable so need to put it in “” because it is actually a string. In this case the hello has to integer assigned to it seeing that python is interpreting it as a variable.</text:p>
      <text:p text:style-name="P26">Know what a traceback is</text:p>
      <text:p text:style-name="P26"/>
      <text:p text:style-name="P26">print can also print several expressions at one time but needs commas and inverted commas. Integers dont need inverted commas.</text:p>
      <text:p text:style-name="P26">Comma is used to make the spaces in the sentence but can also do it without commas</text:p>
      <text:p text:style-name="P27">&gt;&gt;&gt; print ("Jane has " "7 " "apples",end="*")</text:p>
      <text:p text:style-name="P26"><text:span text:style-name="T1">Jane has 7 apples*&gt;&gt;&gt; </text:span> (to be able to put something at the end of a line you can use end)</text:p>
      <text:p text:style-name="P26"/>
      <text:p text:style-name="P27">print (“hello”,end=” “)</text:p>
      <text:p text:style-name="P27">print(“world”)</text:p>
      <text:p text:style-name="P26"><text:span text:style-name="T1">hello world </text:span>→ the end gave a space between the two expressions</text:p>
      <text:p text:style-name="P26"/>
      <text:p text:style-name="P29"><text:span text:style-name="T1">print ()</text:span> will just give a new line for the next expression</text:p>
      <text:p text:style-name="P29"/>
      <text:p text:style-name="P29"><text:soft-page-break/>can put more text within an expression by using ' ' or brackets and not “ “. “ “ will say that your expression is done. <text:span text:style-name="T4">But can also do it the other way around with the ' and “.</text:span></text:p>
      <text:p text:style-name="P30">Look at error messages because it tells you what is happening </text:p>
      <text:p text:style-name="P30">three “ to print various lines of code</text:p>
      <text:p text:style-name="P30"/>
      <text:p text:style-name="P30">can use \n to make line spacing and put text in different lines</text:p>
      <text:p text:style-name="P30">backslash \ before a ' will not interpret ' as a closing of the expression.</text:p>
      <text:p text:style-name="P30">These are called escape characters</text:p>
      <text:p text:style-name="P31">Exercise answers:</text:p>
      <text:p text:style-name="P31">&gt;&gt;&gt; print ("Herna")</text:p>
      <text:p text:style-name="P31">Herna</text:p>
      <text:p text:style-name="P31">&gt;&gt;&gt; print ("de Wit")</text:p>
      <text:p text:style-name="P31">de Wit</text:p>
      <text:p text:style-name="P31">&gt;&gt;&gt; firstname = "Herna"</text:p>
      <text:p text:style-name="P31">&gt;&gt;&gt; surname = "de Wit"</text:p>
      <text:p text:style-name="P31"/>
      <text:p text:style-name="P32">&gt;&gt;&gt; print ("""Demur,-you're straightway dangerous,</text:p>
      <text:p text:style-name="P32">... in this, as all, prevails,</text:p>
      <text:p text:style-name="P32">... assent, and you are sane.""")</text:p>
      <text:p text:style-name="P32"/>
      <text:p text:style-name="P32">&gt;&gt;&gt; x = 2</text:p>
      <text:p text:style-name="P32">&gt;&gt;&gt; x</text:p>
      <text:p text:style-name="P32">2</text:p>
      <text:p text:style-name="P32"/>
      <text:p text:style-name="P32">&gt;&gt;&gt; name = "My name is James"</text:p>
      <text:p text:style-name="P32">&gt;&gt;&gt; age = "I am 30 years old"</text:p>
      <text:p text:style-name="P32">&gt;&gt;&gt; height = "1.78 meters tall"</text:p>
      <text:p text:style-name="P32">can do this one as a tuple</text:p>
      <text:p text:style-name="P98"><text:span text:style-name="Source_20_Text">print("Total score for %s is %s <text:s/>" % (name, score))</text:span></text:p>
      <text:p text:style-name="P32"/>
      <text:p text:style-name="P32"/>
      <text:p text:style-name="P33">If it gives a problem and keeps giving errors and saying tuple is wrong then go our of python by using <text:span text:style-name="T1">end ()</text:span> and then go back into <text:span text:style-name="T1">python3</text:span></text:p>
      <text:p text:style-name="P34"/>
      <text:p text:style-name="P34"/>
      <text:p text:style-name="P35">&gt;&gt;&gt; print ("the cat\'s mat")</text:p>
      <text:p text:style-name="P35">the cat's mat</text:p>
      <text:p text:style-name="P35">&gt;&gt;&gt; print ('the cat\'s mat')</text:p>
      <text:p text:style-name="P35">the cat's mat</text:p>
      <text:p text:style-name="P35">&gt;&gt;&gt; print ("the cat's mat")</text:p>
      <text:p text:style-name="P35">the cat's mat</text:p>
      <text:p text:style-name="P36"/>
      <text:p text:style-name="P37">VARIABLES</text:p>
      <text:p text:style-name="P37">5 types are important</text:p>
      <text:p text:style-name="P37">can use combinations of these 5 types but can also use one type many times in one command</text:p>
      <text:p text:style-name="P37">remember integers gives a specific size of space to that variables</text:p>
      <text:p text:style-name="P37"/>
      <text:p text:style-name="P37">the variables will be assigned till you close it and change it</text:p>
      <text:p text:style-name="P37"/>
      <text:p text:style-name="P38">Cannot do git commands in a python editor but only in the terminal</text:p>
      <text:p text:style-name="P38"><text:soft-page-break/>can even modify values on the same lines</text:p>
      <text:p text:style-name="P38"/>
      <text:p text:style-name="P38">&gt;&gt;&gt; x = x+1</text:p>
      <text:p text:style-name="P38">Traceback (most recent call last):</text:p>
      <text:p text:style-name="P38"><text:s text:c="2"/>File "&lt;stdin&gt;", line 1, in &lt;module&gt;</text:p>
      <text:p text:style-name="P38">NameError: name 'x' is not defined</text:p>
      <text:p text:style-name="P38">&gt;&gt;&gt; x = 3+6</text:p>
      <text:p text:style-name="P38">&gt;&gt;&gt; x</text:p>
      <text:p text:style-name="P38">9</text:p>
      <text:p text:style-name="P38">&gt;&gt;&gt; x = 7</text:p>
      <text:p text:style-name="P38">&gt;&gt;&gt; x = x+1</text:p>
      <text:p text:style-name="P38">&gt;&gt;&gt; x</text:p>
      <text:p text:style-name="P38">8</text:p>
      <text:p text:style-name="P38"/>
      <text:p text:style-name="P38">must always know where you are in a current time when you are programming</text:p>
      <text:p text:style-name="P39">using dividing operator / then exp 5/2 will give 2.5 because it gets promoted to float but to get only an integer value then use //</text:p>
      <text:p text:style-name="P39">5%2 will give a module and the remainder of the division</text:p>
      <text:p text:style-name="P39">understand module operator because it is used a lot in programming</text:p>
      <text:p text:style-name="P39">only a python thing to use ** for exponentiation</text:p>
      <text:p text:style-name="P39">PEMDAS = parentheses, exponential, multiplication, division, addition, subtraction. This is in order of decreasing priority so if you want something to be done first, then put it in brackets.</text:p>
      <text:p text:style-name="P39"><text:s/></text:p>
      <text:p text:style-name="P40">concatenation by using + between two things in “”</text:p>
      <text:p text:style-name="P40">can do repetitions of things and then also can do a subscription/indexing where you can give the character of a specific position</text:p>
      <text:p text:style-name="P41"># called char in python</text:p>
      <text:p text:style-name="P41"/>
      <text:p text:style-name="P41">can use the print (x[]) command to get specific columns etc out of a lot of data</text:p>
      <text:p text:style-name="P41">have to count spaces with these things because it counts as a characters</text:p>
      <text:p text:style-name="P41"/>
      <text:p text:style-name="P28">&gt;&gt;&gt; s = "ABBA was a Swedish band popular during the 80's"</text:p>
      <text:p text:style-name="P28">&gt;&gt;&gt; "BAAB"+s[4:11]+"Danish"+s[18:24]+"un"+s[24:-4]+"90's"</text:p>
      <text:p text:style-name="P28">"BAAB was a Danish band unpopular during the 90's"</text:p>
      <text:p text:style-name="P42">read the above line as a piece of puzzle where ABBA was replaced with BAAB then followed by the parts of s in [] then Swedish was replaced by Danish and so on.</text:p>
      <text:p text:style-name="P42"/>
      <text:p text:style-name="P43">With inputs(): know the difference between 500 as a value and 500 as a string</text:p>
      <text:p text:style-name="P44">message in input are optional with or without brackets = designed this way</text:p>
      <text:p text:style-name="P44">go to python documentation if there are something you want help with, but references are very important because it helps with anything</text:p>
      <text:p text:style-name="P44">square brackets in input([]) then it is not mandatory whereas input() that which is in brackets are mandatory and needs to be shown</text:p>
      <text:p text:style-name="P44">keep references close. Maybe print it out for exam.</text:p>
      <text:p text:style-name="P44"/>
      <text:p text:style-name="P44">If you want to convert between string and integer then use function int(x)</text:p>
      <text:p text:style-name="P44">program is sequence of steps = NB always remember when programming</text:p>
      <text:p text:style-name="P44"/>
      <text:p text:style-name="P45">in order to call a function function.name()</text:p>
      <text:p text:style-name="P45">typing function.name just by itself treats it as a variable</text:p>
      <text:p text:style-name="P45"><text:soft-page-break/></text:p>
      <text:p text:style-name="P45"/>
      <text:p text:style-name="P46">004: Flow control: conditionals</text:p>
      <text:p text:style-name="P47">options can be simple or ore elaborated</text:p>
      <text:p text:style-name="P47">if statements show what in sudo code looks like </text:p>
      <text:p text:style-name="P47">predicate followed by a consequent and if its not true then you can give an alternative</text:p>
      <text:p text:style-name="P47">code must be indented (can use tabs or spaces)</text:p>
      <text:p text:style-name="P48">if there are no indentation then the program will not run</text:p>
      <text:p text:style-name="P49">with an if you have to have an else</text:p>
      <text:p text:style-name="P50"/>
      <text:p text:style-name="P50">can have a few elif to create more than just two paths</text:p>
      <text:p text:style-name="P50">if the first elif is true then it doesnt go through the others because a path was followed and will get to the same point after the which is after all the options.</text:p>
      <text:p text:style-name="P50">But if you use only if then it will go through all of them</text:p>
      <text:p text:style-name="P51">print (“the end”) just to know that you have finished everything</text:p>
      <text:p text:style-name="P51"/>
      <text:p text:style-name="P52">all the comparison operators go with the boolean variables</text:p>
      <text:p text:style-name="P53">can use operators for exp a in b for detecting whether a start codon ATG is in a sequence</text:p>
      <text:p text:style-name="P53">int(input(“”)) → means that in int there has to be a number that is going to be the input</text:p>
      <text:p text:style-name="P53">after if commands use : to not get an output yet</text:p>
      <text:p text:style-name="P53">example on logical operators slide: python doesnt even get to the part with x&lt;20 because it is after an if function and it got to conclusion so no more computing is necessary</text:p>
      <text:p text:style-name="P53"/>
      <text:p text:style-name="P53">number 1 is not equal to string 1</text:p>
      <text:p text:style-name="P54">there's usually no difference between how we type things and how python interprets it, but we must know which are integrals, variables etc.</text:p>
      <text:p text:style-name="P54"/>
      <text:p text:style-name="P55">do questions after every section</text:p>
      <text:p text:style-name="P55"/>
      <text:p text:style-name="P56">to get to git : <text:a xlink:type="simple" xlink:href="https://prezi.com/u-231z6gurxe/git-basis/">https://prezi.com/u-231z6gurxe/git-basis/</text:a></text:p>
      <text:p text:style-name="P56"/>
      <text:p text:style-name="P56"/>
      <text:p text:style-name="P56">18 March 2015</text:p>
      <text:p text:style-name="P56">leap year question <text:span text:style-name="T7">from previous section</text:span>: copy paste algorithm from wiki and then transform into python</text:p>
      <text:p text:style-name="P56">year = input (“enter a four digit year”)</text:p>
      <text:p text:style-name="P57">year = int(year)</text:p>
      <text:p text:style-name="P56">if <text:span text:style-name="T5">(</text:span>year%4 != 0<text:span text:style-name="T5">)</text:span>:</text:p>
      <text:p text:style-name="P56"><text:s text:c="5"/>print (year, “is a common year”)</text:p>
      <text:p text:style-name="P57">else:</text:p>
      <text:p text:style-name="P57"><text:s text:c="5"/>if (year%100 !=0):</text:p>
      <text:p text:style-name="P57"><text:s text:c="5"/>print (year, “is a leap year')</text:p>
      <text:p text:style-name="P57"><text:s text:c="5"/>else:</text:p>
      <text:p text:style-name="P57"><text:s text:c="10"/>if (year%400!=0):</text:p>
      <text:p text:style-name="P57"><text:s text:c="10"/>print (year, “is a common year”)</text:p>
      <text:p text:style-name="P57"><text:s text:c="10"/><text:span text:style-name="T6">else:</text:span></text:p>
      <text:p text:style-name="P57"><text:s text:c="15"/><text:span text:style-name="T6">print (year, “is a leap year”)</text:span></text:p>
      <text:p text:style-name="P57"/>
      <text:p text:style-name="P58">OR can use:</text:p>
      <text:p text:style-name="P58">year=int(input('enter a four digit year '))</text:p>
      <text:section text:style-name="Sect1" text:name="magicdomid19">
        <text:p text:style-name="Standard"><text:soft-page-break/>if (year%4==0 and year%100!=0) or (year%400==0):</text:p>
      </text:section>
      <text:section text:style-name="Sect1" text:name="magicdomid20">
        <text:p text:style-name="Standard">    print('leap year')</text:p>
      </text:section>
      <text:section text:style-name="Sect1" text:name="magicdomid21">
        <text:p text:style-name="Standard">else:</text:p>
      </text:section>
      <text:section text:style-name="Sect1" text:name="magicdomid22">
        <text:p text:style-name="Standard">    print('not a leap year')</text:p>
      </text:section>
      <text:p text:style-name="P58"/>
      <text:p text:style-name="P57"/>
      <text:p text:style-name="P58">remember with division use modulers because it makes things easier</text:p>
      <text:p text:style-name="P59">do things is different lines because then it will be easier to determine in which line an error is.</text:p>
      <text:p text:style-name="P59"/>
      <text:p text:style-name="P60">With question 11: have to test whether number is divisible by each of the numbers 1-10. will have about 10 ifs. Don't use elifs because it is exclusive to the previous if.</text:p>
      <text:p text:style-name="P60">Number 7: can use float but stick with integers</text:p>
      <text:p text:style-name="P60"/>
      <text:p text:style-name="P61">go line by line and piece by piece in order to determine how python will interpret you program.</text:p>
      <text:p text:style-name="P61">005: Flow control: Loops</text:p>
      <text:p text:style-name="P61">when creating a loop always take into account where you start, where you end and state changer. </text:p>
      <text:p text:style-name="P61">Only going to cover while, for and for each loops. </text:p>
      <text:p text:style-name="P61">While is used till a condition is reached or is proven false</text:p>
      <text:p text:style-name="P61">for is used when a certain amount is reached</text:p>
      <text:p text:style-name="P61">for each is used until the whole group or everything is gone or whatever</text:p>
      <text:p text:style-name="P61">have to tell python start, end and finish point</text:p>
      <text:p text:style-name="P61">predicate can be true or false</text:p>
      <text:p text:style-name="P62">draw a loop to be able to understand you you would want to do it</text:p>
      <text:p text:style-name="P62">control+c to stop a loop if it starts to be infinite</text:p>
      <text:p text:style-name="P63">use while loop if you dont know how many times you are going to repeat something</text:p>
      <text:p text:style-name="P63">for loop you use when you know you are going to use it a specific amount of times</text:p>
      <text:p text:style-name="P63"><draw:caption text:anchor-type="paragraph" draw:z-index="0" draw:style-name="gr1" svg:width="1.96cm" svg:height="3.41cm" svg:x="10.421cm" svg:y="0.289cm" draw:caption-point-x="-9.775cm" draw:caption-point-y="4.68cm"><text:p>Try to ignore break and continue because it can cause <text:s/>errors</text:p></draw:caption></text:p>
      <text:p text:style-name="P63">example</text:p>
      <text:p text:style-name="P63">status = 'GO'</text:p>
      <text:p text:style-name="P63">x = 10</text:p>
      <text:p text:style-name="P63">while status == 'GO'</text:p>
      <text:p text:style-name="P63"><text:s text:c="5"/>print ('inside the loop)</text:p>
      <text:p text:style-name="P63"><text:s text:c="5"/>x = x+1</text:p>
      <text:p text:style-name="P63"><text:s text:c="5"/>status = input('type 'GO' to continue asking')</text:p>
      <text:p text:style-name="P63">print ('outside the loop <text:span text:style-name="T8">and x is</text:span>', <text:span text:style-name="T8">x</text:span>)</text:p>
      <text:p text:style-name="P63"/>
      <text:p text:style-name="P64">break is used in order to be able to stop a loop after a certain condition has been met, else if condition has not been reached yet, then the loop will ignore the break and go straight over it.</text:p>
      <text:p text:style-name="P65">With the continue example, if you dont put the first count+1 then it causes the loop to be stuck at the Q.</text:p>
      <text:p text:style-name="P66">Exercises:</text:p>
      <text:p text:style-name="P66"><text:span text:style-name="T9">3</text:span>.</text:p>
      <text:p text:style-name="P66">&gt;&gt;&gt; text = "repeat"</text:p>
      <text:p text:style-name="P66">&gt;&gt;&gt; count = 1</text:p>
      <text:p text:style-name="P66">&gt;&gt;&gt; while count &lt;= 100:</text:p>
      <text:p text:style-name="P66">... <text:s text:c="3"/>print ("text")</text:p>
      <text:p text:style-name="P66">... <text:s text:c="3"/>count = count +1</text:p>
      <text:p text:style-name="P66"/>
      <text:p text:style-name="P67">4.</text:p>
      <text:p text:style-name="P67">&gt;&gt;&gt; text = "number"</text:p>
      <text:p text:style-name="P67"><text:soft-page-break/>&gt;&gt;&gt; count = 1</text:p>
      <text:p text:style-name="P67">&gt;&gt;&gt; while count &lt;= 10:</text:p>
      <text:p text:style-name="P67">... <text:s text:c="5"/>print (count)</text:p>
      <text:p text:style-name="P67">... <text:s text:c="5"/>count = count + 1</text:p>
      <text:p text:style-name="P67"/>
      <text:p text:style-name="P67">5.</text:p>
      <text:p text:style-name="P96">number = input("enter a number")</text:p>
      <text:p text:style-name="P97">count = 1</text:p>
      <text:p text:style-name="P97">number = int(number)</text:p>
      <text:p text:style-name="P97">while count &lt;= number:</text:p>
      <text:p text:style-name="P97">print (number)</text:p>
      <text:p text:style-name="P97">count = count + 1</text:p>
      <text:p text:style-name="P67"/>
      <text:p text:style-name="P67">6.</text:p>
      <text:p text:style-name="P67">Write a program that asks the user for a number and then prints the sum of numbers from 1 to the number they entered.</text:p>
      <text:p text:style-name="P74">Have to have total = I + total</text:p>
      <text:p text:style-name="P74">i=0</text:p>
      <text:p text:style-name="P74">b=int(input(“enter number”))</text:p>
      <text:p text:style-name="P74">total=0</text:p>
      <text:p text:style-name="P74">while i&lt;=b:</text:p>
      <text:p text:style-name="P74">total=i+total</text:p>
      <text:p text:style-name="P74">i=i+1</text:p>
      <text:p text:style-name="P74">print (total)</text:p>
      <text:p text:style-name="P74"/>
      <text:p text:style-name="P75">cant switch around the I and total because then the total will keep on adding things that was not the right I.</text:p>
      <text:p text:style-name="P76">We are assuming i&lt;b</text:p>
      <text:p text:style-name="P76">total starts counting at zero</text:p>
      <text:p text:style-name="P76">OR</text:p>
      <text:p text:style-name="P76">a = int....</text:p>
      <text:p text:style-name="P76">b= int....</text:p>
      <text:p text:style-name="P76">if a&gt;b:</text:p>
      <text:p text:style-name="P76">counter = b</text:p>
      <text:p text:style-name="P76">top = a</text:p>
      <text:p text:style-name="P76">if a&lt;b:</text:p>
      <text:p text:style-name="P76">counter = a</text:p>
      <text:p text:style-name="P76">counter = a</text:p>
      <text:p text:style-name="P76"/>
      <text:p text:style-name="P76">while counter&lt;=top:</text:p>
      <text:p text:style-name="P76">total = counter+total</text:p>
      <text:p text:style-name="P76">counter=counter+1</text:p>
      <text:p text:style-name="P76">print(total)</text:p>
      <text:p text:style-name="P67"/>
      <text:p text:style-name="P73">7.</text:p>
      <text:p text:style-name="P73">Write a program that asks the user for two numbers and then prints the sum of numbers from the lowest number entered to the highest number entered.</text:p>
      <text:p text:style-name="P75">i=int(input(“enter first number”)</text:p>
      <text:p text:style-name="P75">b=int(input(“enter second number”)</text:p>
      <text:p text:style-name="P75"><text:soft-page-break/>total = 0</text:p>
      <text:p text:style-name="P75">while i&lt;=b:</text:p>
      <text:p text:style-name="P75">total = tptal +i</text:p>
      <text:p text:style-name="P75">i=i+1</text:p>
      <text:p text:style-name="P75">print(total)</text:p>
      <text:p text:style-name="P73"/>
      <text:p text:style-name="P67"/>
      <text:p text:style-name="P68">8.</text:p>
      <text:p text:style-name="P68">&gt;&gt;&gt; nucleotide = input("Give nucleotide sequence")</text:p>
      <text:p text:style-name="P68">Give nucleotide sequenceATGATAGATAGACAGACAGATACGTCGA</text:p>
      <text:p text:style-name="P68">&gt;&gt;&gt; nucleotide = nucleotide.lower()</text:p>
      <text:p text:style-name="P68">&gt;&gt;&gt; nucleotide</text:p>
      <text:p text:style-name="P68">'atgatagatagacagacagatacgtcga'</text:p>
      <text:p text:style-name="P68">&gt;&gt;&gt; <text:span text:style-name="T10">python3 untitle4.py</text:span></text:p>
      <text:p text:style-name="P78">nucleotide = input("Enter a nucleotide sequence")</text:p>
      <text:p text:style-name="P78">counter = 0</text:p>
      <text:p text:style-name="P78">lowernucleotide = ""</text:p>
      <text:p text:style-name="P78">while counter &lt;= len(nucleotide):</text:p>
      <text:p text:style-name="P78"><text:s text:c="4"/>if nucleotide[counter] =='A':</text:p>
      <text:p text:style-name="P78"><text:s text:c="8"/>lowernucleotide = lowernucleotide + 'a'</text:p>
      <text:p text:style-name="P78"><text:s text:c="4"/>if nucleotide[counter] == 'T':</text:p>
      <text:p text:style-name="P78"><text:s text:c="8"/>lowernucleotide = lowernucleotide + 't'</text:p>
      <text:p text:style-name="P78"><text:s text:c="4"/>if nucleotide[counter] == 'G':</text:p>
      <text:p text:style-name="P78"><text:s text:c="8"/>lowernucleotide = lowernucleotide + 'g'</text:p>
      <text:p text:style-name="P78"><text:s text:c="4"/>if nucleotide[counter] == 'C':</text:p>
      <text:p text:style-name="P78"><text:s text:c="8"/>lowernucleotide = lowernucleotide + 'c'</text:p>
      <text:p text:style-name="P78"><text:s text:c="4"/>counter = counter + 1</text:p>
      <text:p text:style-name="P78"><text:s text:c="4"/></text:p>
      <text:p text:style-name="P78"><text:s text:c="4"/>print (lowernucleotide)</text:p>
      <text:p text:style-name="P68"/>
      <text:p text:style-name="P68">9.</text:p>
      <text:p text:style-name="P77">numbers = input("enter numbers")</text:p>
      <text:p text:style-name="P77">smallnumber = 100000000000</text:p>
      <text:p text:style-name="P77">while numbers != "":</text:p>
      <text:p text:style-name="P77"><text:s text:c="4"/>numbers = int(numbers)</text:p>
      <text:p text:style-name="P77"><text:s text:c="4"/>if smallnumber &gt; numbers:</text:p>
      <text:p text:style-name="P77"><text:s text:c="8"/>smallnumber = numbers</text:p>
      <text:p text:style-name="P77"><text:s text:c="8"/></text:p>
      <text:p text:style-name="P77"><text:s text:c="4"/>numbers = input("enter numbers")</text:p>
      <text:p text:style-name="P77"><text:s text:c="4"/></text:p>
      <text:p text:style-name="P77">print (smallnumber)</text:p>
      <text:p text:style-name="P71"/>
      <text:p text:style-name="P68"/>
      <text:p text:style-name="P68">10.</text:p>
      <text:p text:style-name="P79">numbers = input("enter numbers ")</text:p>
      <text:p text:style-name="P79">total = 0</text:p>
      <text:p text:style-name="P79">count = 0</text:p>
      <text:p text:style-name="P79">while numbers != "":</text:p>
      <text:p text:style-name="P79"><text:s text:c="4"/>numbers = int(numbers)</text:p>
      <text:p text:style-name="P79"><text:s text:c="4"/>total = total + numbers</text:p>
      <text:p text:style-name="P79"><text:soft-page-break/><text:s text:c="4"/>count = count + 1</text:p>
      <text:p text:style-name="P79"><text:s text:c="4"/></text:p>
      <text:p text:style-name="P79"><text:s text:c="4"/>numbers = input("enter numbers ")</text:p>
      <text:p text:style-name="P79"/>
      <text:p text:style-name="P79">average = (total/count)</text:p>
      <text:p text:style-name="P79"><text:s text:c="8"/></text:p>
      <text:p text:style-name="P79">print (average)</text:p>
      <text:p text:style-name="P69"/>
      <text:p text:style-name="P70">11.</text:p>
      <text:p text:style-name="P70">&gt;&gt;&gt; for x in range(1, 100):</text:p>
      <text:p text:style-name="P70">... <text:s text:c="5"/>print ''.join(str(x) for x in xrange(1, 111))</text:p>
      <text:p text:style-name="P70"><text:s text:c="2"/>File "&lt;stdin&gt;", line 2</text:p>
      <text:p text:style-name="P70"><text:s text:c="4"/>print ''.join(str(x) for x in xrange(1, 111))</text:p>
      <text:p text:style-name="P70"><text:s text:c="11"/>^</text:p>
      <text:p text:style-name="P70">SyntaxError: invalid syntax</text:p>
      <text:p text:style-name="P70"/>
      <text:p text:style-name="P70"/>
      <text:p text:style-name="P67"/>
      <text:p text:style-name="P72">14.</text:p>
      <text:p text:style-name="P72">maybe try do 14 in a one line input and not like this:</text:p>
      <text:p text:style-name="P72">&gt;&gt;&gt; phrase1 = input("enter phrase1")</text:p>
      <text:p text:style-name="P72">enter phrase1hello</text:p>
      <text:p text:style-name="P72">&gt;&gt;&gt; phrase2 = input("enter phrase2")</text:p>
      <text:p text:style-name="P72">enter phrase2computer</text:p>
      <text:p text:style-name="P72">&gt;&gt;&gt; letter = input("enter single letter")</text:p>
      <text:p text:style-name="P72">enter single letterr</text:p>
      <text:p text:style-name="P72">&gt;&gt;&gt; while df=='r':</text:p>
      <text:p text:style-name="P72">... <text:s text:c="5"/>print (phrase)</text:p>
      <text:p text:style-name="P72">... </text:p>
      <text:p text:style-name="P72">Traceback (most recent call last):</text:p>
      <text:p text:style-name="P72"><text:s text:c="2"/>File "&lt;stdin&gt;", line 1, in &lt;module&gt;</text:p>
      <text:p text:style-name="P72">NameError: name 'df' is not defined</text:p>
      <text:p text:style-name="P72">&gt;&gt;&gt; df=='r'</text:p>
      <text:p text:style-name="P72">Traceback (most recent call last):</text:p>
      <text:p text:style-name="P72"><text:s text:c="2"/>File "&lt;stdin&gt;", line 1, in &lt;module&gt;</text:p>
      <text:p text:style-name="P72">NameError: name </text:p>
      <text:p text:style-name="P60"/>
      <text:p text:style-name="P76">write on the site what you are doing so that you know which steps you follow. Work it out first before trying to code it</text:p>
      <text:p text:style-name="P76"/>
      <text:p text:style-name="P76"/>
      <text:p text:style-name="P76"/>
      <text:p text:style-name="P80">19 March 2015</text:p>
      <text:p text:style-name="P80">if you know you are going to repeat things a certain amount of times and you know where you start and stop then you can use a 'for loop'.</text:p>
      <text:p text:style-name="P80">Variables (counter) will show you in which step you will be</text:p>
      <text:p text:style-name="P80">what are you going to repeat various amounts of times? The consequent</text:p>
      <text:p text:style-name="P80">don't use the variable name that has a special meaning for python.</text:p>
      <text:p text:style-name="P80">Name the variables well so that you will know in future what you typed now even if the names are long.</text:p>
      <text:p text:style-name="P80"><text:soft-page-break/>I,j,k as variable then you know they used it as a counter.</text:p>
      <text:p text:style-name="P81">Again can have repetitions inside repetitions can repeat things several times.</text:p>
      <text:p text:style-name="P82">While can still be used if you don't know how many times user wants to repeat something and then a for loop to give something in a certain range</text:p>
      <text:p text:style-name="P82"/>
      <text:p text:style-name="P82">exp: give a nucleotide sequence and then use a while and for loop to be able to get the GC amount in the nucleotide</text:p>
      <text:p text:style-name="P83">continue is just a way to exit loop for just one step and then continue or repeat the loop with something else whereas breaks changes the whole idea.</text:p>
      <text:p text:style-name="P82"/>
      <text:p text:style-name="P84">Remember to keep committing things to git</text:p>
      <text:p text:style-name="P84"/>
      <text:p text:style-name="P85">can type in dir() in terminal in python3 if you want to determine which functions are available for certain things</text:p>
      <text:p text:style-name="P85"/>
      <text:p text:style-name="P86">git add * (this adds all the files to the repo)</text:p>
      <text:p text:style-name="P86"/>
      <text:p text:style-name="P87">get things from gustavo github account: </text:p>
      <text:p text:style-name="P87">git clone <text:a xlink:type="simple" xlink:href="https://github.com/4ndr01d3/python2015.git">https://github.com/4ndr01d3/python2015.git</text:a> (inot a specific directory)</text:p>
      <text:p text:style-name="P87">git pull <text:span text:style-name="T12">(to just make sure you are up to date)</text:span></text:p>
      <text:p text:style-name="P87"/>
      <text:p text:style-name="P87"/>
      <text:p text:style-name="P87"/>
      <text:p text:style-name="P88">20 March 2015</text:p>
      <text:p text:style-name="P88">006: Lists</text:p>
      <text:p text:style-name="P89">structure to organise the data you have collected for example multiple sequences</text:p>
      <text:p text:style-name="P90">only going deal with lists, tuples and dictionaries</text:p>
      <text:p text:style-name="P91">can be used to align values</text:p>
      <text:p text:style-name="P91">organising data in a certain way to be easy accessible</text:p>
      <text:p text:style-name="P91">order is vital when working on a list because the data will have a specific space into other things can be placed.</text:p>
      <text:p text:style-name="P91">Can have repeats in list even with the same values</text:p>
      <text:p text:style-name="P92">can have a list of lists</text:p>
      <text:p text:style-name="P92">can create a list that is empty with the same reason as using an empty string to be able to copy things to that empty list</text:p>
      <text:p text:style-name="P92">len() can still be used but now it just tells me how many items I have in my list</text:p>
      <text:p text:style-name="P92">you can have a mixed list meaning that not all the things have to be the same type of data.</text:p>
      <text:p text:style-name="P92">A string can help to understand the concept of a list</text:p>
      <text:p text:style-name="P92">a string is like a list of different characters</text:p>
      <text:p text:style-name="P92">can get information out of list the same way as out of a string by using the position function [].</text:p>
      <text:p text:style-name="P92">mixed[2][0] means to give the information from position 2 in the list and then give me the information on position 0 of that data.</text:p>
      <text:p text:style-name="P93">Always keep in mind how python is working and executing the functions then you can know what new functions mean.</text:p>
      <text:p text:style-name="P93"/>
      <text:p text:style-name="P93">No for each function in python because the for function can work in this way by just adding an in part to show in which range or in which variables</text:p>
      <text:p text:style-name="P93">dont have to initiate the variable that you put in the element place with a for in loop.</text:p>
      <text:p text:style-name="P93">The variable remains in the for loop until you tell it to stop.</text:p>
      <text:p text:style-name="P93">Python doesn't support a counting based for loop but the range function with the for loop actually <text:soft-page-break/>created a list for which python can go item by item.</text:p>
      <text:p text:style-name="P93">In python3 you cant just say range(1,5) and then all the elements out, but now we have to say list(range(1,5)) to get all the elements.</text:p>
      <text:p text:style-name="P93">When you just say range(1,5) then it just creates memory space for the range but not assigning it yet.</text:p>
      <text:p text:style-name="P93">If function can be used as a filter function in order to only get certain elements out of the function.</text:p>
      <text:p text:style-name="P94">Read the parts of python part for part in order be be able to understand the whole thing. Look athe the example of colours on slide 14.</text:p>
      <text:p text:style-name="P94"/>
      <text:p text:style-name="P95">else in loop like on slide 15 is used to be able to stop the loop</text:p>
      <text:p text:style-name="P95">dont have to use an else in a loop if it is not necessary</text:p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3</text:page-number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09:10:58.952751457</meta:creation-date>
    <dc:date>2015-03-20T14:50:11.171993995</dc:date>
    <meta:editing-duration>P4DT5H32M54S</meta:editing-duration>
    <meta:editing-cycles>62</meta:editing-cycles>
    <meta:generator>LibreOffice/4.2.7.2$Linux_X86_64 LibreOffice_project/420m0$Build-2</meta:generator>
    <meta:document-statistic meta:table-count="0" meta:image-count="0" meta:object-count="0" meta:page-count="13" meta:paragraph-count="456" meta:word-count="3829" meta:character-count="20738" meta:non-whitespace-character-count="17011"/>
  </office:meta>
</office:document-meta>
</file>